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PropertySourcesPropertyResolver.withCustomProper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EnvironmentTests.doGetActiveProfil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withSingleCustomReserved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PropertySourcesPropertyResolver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withCustomProperty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ustomEnvironmentTests.withNoProfil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ustomEnvironmentTests.createPropertyResolver( MutablePropertySources property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withMultiCustomReserved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ustomEnvironmentTests.doGetDefaultProfil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nvironmentTests.withCustomMutable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EnvironmentTests.withNoReserved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stomEnvironment.getReserved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